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Monaco, 'Lucida Console', Courier, monospace"/>
    <style:font-face style:name="Tahoma1" svg:font-family="Tahoma"/>
    <style:font-face style:name="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59900"/>
    </style:style>
    <style:style style:name="T2" style:family="text">
      <style:text-properties fo:color="#859900" style:font-name="" fo:background-color="#1e1e1e"/>
    </style:style>
    <style:style style:name="T3" style:family="text">
      <style:text-properties fo:color="#fdf6e3"/>
    </style:style>
    <style:style style:name="T4" style:family="text">
      <style:text-properties fo:color="#fdf6e3" style:font-name="" fo:background-color="#1e1e1e"/>
    </style:style>
    <style:style style:name="T5" style:family="text">
      <style:text-properties fo:color="#93a1a1"/>
    </style:style>
    <style:style style:name="T6" style:family="text">
      <style:text-properties fo:color="#93a1a1" style:font-name="" fo:background-color="#1e1e1e"/>
    </style:style>
    <style:style style:name="T7" style:family="text">
      <style:text-properties fo:color="#b58900"/>
    </style:style>
    <style:style style:name="T8" style:family="text">
      <style:text-properties fo:color="#b58900" style:font-name="" fo:background-color="#1e1e1e"/>
    </style:style>
    <style:style style:name="T9" style:family="text">
      <style:text-properties fo:color="#d4d4d4" style:font-name="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mpte rendu TP BD Graphe</text:h>
      <text:p text:style-name="Standard"/>
      <text:p text:style-name="Standard"/>
      <text:p text:style-name="Standard"/>
      <text:p text:style-name="Standard">a. Donner la liste de films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</text:span><text:span text:style-name="T4"> </text:span><text:span text:style-name="T2">return</text:span><text:span text:style-name="T4"> m</text:span></text:p>
      <text:p text:style-name="Standard"/>
      <text:p text:style-name="Standard">b. Quels sont les producteurs ?</text:p>
      <text:p text:style-name="Standard"/>
      <text:p text:style-name="Standard"><text:span text:style-name="T2">match</text:span><text:span text:style-name="T4"> </text:span><text:span text:style-name="T6">(</text:span><text:span text:style-name="T4">p</text:span><text:span text:style-name="T6">:</text:span><text:span text:style-name="T4"> producer</text:span><text:span text:style-name="T6">)</text:span><text:span text:style-name="T4"> </text:span><text:span text:style-name="T2">return</text:span><text:span text:style-name="T4"> p</text:span></text:p>
      <text:p text:style-name="Standard"/>
      <text:p text:style-name="Standard">c. Quel est l’adresse du producteur du film « casablanca » ?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Producer</text:span><text:span text:style-name="T6">]-&gt;(</text:span><text:span text:style-name="T4">p</text:span><text:span text:style-name="T6">:</text:span><text:span text:style-name="T4"> producer</text:span><text:span text:style-name="T6">)</text:span><text:span text:style-name="T4"> </text:span><text:span text:style-name="T2">where</text:span><text:span text:style-name="T4"> m</text:span><text:span text:style-name="T6">.</text:span><text:span text:style-name="T4">Titre</text:span><text:span text:style-name="T6">=</text:span><text:span text:style-name="T8">"casablanca"</text:span><text:span text:style-name="T4"> </text:span><text:span text:style-name="T2">return</text:span><text:span text:style-name="T4"> p</text:span><text:span text:style-name="T6">.</text:span><text:span text:style-name="T4">Address</text:span></text:p>
      <text:p text:style-name="Standard"/>
      <text:p text:style-name="Standard">d. Quelles sont les categories du film « casablanca »?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Category</text:span><text:span text:style-name="T6">]-&gt;(</text:span><text:span text:style-name="T9">c</text:span><text:span text:style-name="T6">:</text:span><text:span text:style-name="T4"> category</text:span><text:span text:style-name="T6">)</text:span><text:span text:style-name="T4"> </text:span><text:span text:style-name="T2">where</text:span><text:span text:style-name="T4"> m</text:span><text:span text:style-name="T6">.</text:span><text:span text:style-name="T4">Titre</text:span><text:span text:style-name="T6">=</text:span><text:span text:style-name="T8">"casablanca"</text:span><text:span text:style-name="T4"> </text:span><text:span text:style-name="T2">return</text:span><text:span text:style-name="T4"> </text:span><text:span text:style-name="T9">c</text:span></text:p>
      <text:p text:style-name="Standard"/>
      <text:p text:style-name="Standard">e. Quels sont les films produits par « clean kill movies »?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Producer</text:span><text:span text:style-name="T6">]-&gt;(</text:span><text:span text:style-name="T4">p</text:span><text:span text:style-name="T6">:</text:span><text:span text:style-name="T4"> producer</text:span><text:span text:style-name="T6">)</text:span><text:span text:style-name="T4"> </text:span><text:span text:style-name="T2">where</text:span><text:span text:style-name="T4"> p</text:span><text:span text:style-name="T6">.</text:span><text:span text:style-name="T4">Nom</text:span><text:span text:style-name="T6">=</text:span><text:span text:style-name="T8">"clean kill movies"</text:span><text:span text:style-name="T4"> </text:span><text:span text:style-name="T2">return</text:span><text:span text:style-name="T4"> m</text:span></text:p>
      <text:p text:style-name="Standard"/>
      <text:p text:style-name="Standard">f. Quelles sont les categories de films produits par « clean kill movies »?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Producer</text:span><text:span text:style-name="T6">]-&gt;(</text:span><text:span text:style-name="T4">p</text:span><text:span text:style-name="T6">:</text:span><text:span text:style-name="T4"> producer</text:span><text:span text:style-name="T6">),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Category</text:span><text:span text:style-name="T6">]-&gt;(</text:span><text:span text:style-name="T9">c</text:span><text:span text:style-name="T6">:</text:span><text:span text:style-name="T4"> category</text:span><text:span text:style-name="T6">)</text:span><text:span text:style-name="T4"> </text:span><text:span text:style-name="T2">where</text:span><text:span text:style-name="T4"> p</text:span><text:span text:style-name="T6">.</text:span><text:span text:style-name="T4">Nom</text:span><text:span text:style-name="T6">=</text:span><text:span text:style-name="T8">"clean kill movies"</text:span><text:span text:style-name="T4"> </text:span><text:span text:style-name="T2">return</text:span><text:span text:style-name="T4"> </text:span><text:span text:style-name="T9">c</text:span></text:p>
      <text:p text:style-name="Standard"/>
      <text:p text:style-name="Standard">g. Quelles sont les films de guerre</text:p>
      <text:p text:style-name="Standard"/>
      <text:p text:style-name="Standard"><text:span text:style-name="T2">match</text:span><text:span text:style-name="T4"> </text:span><text:span text:style-name="T6">(</text:span><text:span text:style-name="T4">m</text:span><text:span text:style-name="T6">:</text:span><text:span text:style-name="T4"> movie</text:span><text:span text:style-name="T6">)-[:</text:span><text:span text:style-name="T4">has_Category</text:span><text:span text:style-name="T6">]-&gt;(</text:span><text:span text:style-name="T9">c</text:span><text:span text:style-name="T6">:</text:span><text:span text:style-name="T4"> category</text:span><text:span text:style-name="T6">)</text:span><text:span text:style-name="T4"> </text:span><text:span text:style-name="T2">where</text:span><text:span text:style-name="T4"> </text:span><text:span text:style-name="T9">c</text:span><text:span text:style-name="T6">.</text:span><text:span text:style-name="T4">Specification</text:span><text:span text:style-name="T6">=</text:span><text:span text:style-name="T8">"war"</text:span><text:span text:style-name="T4"> </text:span><text:span text:style-name="T2">return</text:span><text:span text:style-name="T4"> 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Monaco, 'Lucida Console', Courier, monospace"/>
    <style:font-face style:name="Tahoma1" svg:font-family="Tahoma"/>
    <style:font-face style:name="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42S</meta:editing-duration>
    <meta:editing-cycles>10</meta:editing-cycles>
    <meta:generator>OpenOffice/4.1.14$Win32 OpenOffice.org_project/4114m1$Build-9811</meta:generator>
    <dc:date>2023-12-20T19:44:46.40</dc:date>
    <meta:document-statistic meta:table-count="0" meta:image-count="0" meta:object-count="0" meta:page-count="1" meta:paragraph-count="15" meta:word-count="129" meta:character-count="896"/>
    <meta:user-defined meta:name="Info 1"/>
    <meta:user-defined meta:name="Info 2"/>
    <meta:user-defined meta:name="Info 3"/>
    <meta:user-defined meta:name="Info 4"/>
  </office:meta>
</office:document-meta>
</file>